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0b55"/>
    </style:style>
    <style:style style:name="P2" style:family="paragraph" style:parent-style-name="Standard">
      <style:paragraph-properties fo:text-align="justify" style:justify-single-word="false"/>
      <style:text-properties officeooo:paragraph-rsid="00253b9f"/>
    </style:style>
    <style:style style:name="P3" style:family="paragraph" style:parent-style-name="Standard">
      <style:paragraph-properties fo:text-align="justify" style:justify-single-word="false"/>
      <style:text-properties officeooo:paragraph-rsid="0028c108"/>
    </style:style>
    <style:style style:name="P4" style:family="paragraph" style:parent-style-name="Standard">
      <style:paragraph-properties fo:text-align="justify" style:justify-single-word="false"/>
      <style:text-properties officeooo:paragraph-rsid="002abd8c"/>
    </style:style>
    <style:style style:name="P5" style:family="paragraph" style:parent-style-name="Standard">
      <style:paragraph-properties fo:text-align="justify" style:justify-single-word="false"/>
      <style:text-properties officeooo:paragraph-rsid="002c5c6b"/>
    </style:style>
    <style:style style:name="P6" style:family="paragraph" style:parent-style-name="Standard">
      <style:paragraph-properties fo:text-align="justify" style:justify-single-word="false"/>
      <style:text-properties officeooo:paragraph-rsid="00300025"/>
    </style:style>
    <style:style style:name="P7" style:family="paragraph" style:parent-style-name="Standard">
      <style:paragraph-properties fo:text-align="justify" style:justify-single-word="false"/>
      <style:text-properties officeooo:paragraph-rsid="0030c1cf"/>
    </style:style>
    <style:style style:name="P8" style:family="paragraph" style:parent-style-name="Standard">
      <style:paragraph-properties fo:text-align="justify" style:justify-single-word="false"/>
      <style:text-properties officeooo:paragraph-rsid="00319287"/>
    </style:style>
    <style:style style:name="P9" style:family="paragraph" style:parent-style-name="Standard">
      <style:paragraph-properties fo:text-align="justify" style:justify-single-word="false"/>
      <style:text-properties officeooo:rsid="001e0b55" officeooo:paragraph-rsid="001e0b55"/>
    </style:style>
    <style:style style:name="P10" style:family="paragraph" style:parent-style-name="Standard">
      <style:paragraph-properties fo:text-align="justify" style:justify-single-word="false"/>
      <style:text-properties officeooo:rsid="000f9cbc" officeooo:paragraph-rsid="001e0b55"/>
    </style:style>
    <style:style style:name="P11" style:family="paragraph" style:parent-style-name="Standard">
      <style:paragraph-properties fo:text-align="justify" style:justify-single-word="false"/>
      <style:text-properties officeooo:rsid="000f9cbc" officeooo:paragraph-rsid="0021111c"/>
    </style:style>
    <style:style style:name="P12" style:family="paragraph" style:parent-style-name="Standard">
      <style:paragraph-properties fo:text-align="justify" style:justify-single-word="false"/>
      <style:text-properties officeooo:rsid="000f9cbc" officeooo:paragraph-rsid="0030c1cf"/>
    </style:style>
    <style:style style:name="P13" style:family="paragraph" style:parent-style-name="Standard">
      <style:paragraph-properties fo:text-align="justify" style:justify-single-word="false"/>
      <style:text-properties officeooo:rsid="0022e283" officeooo:paragraph-rsid="0022e283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2e283" officeooo:paragraph-rsid="0022e283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e7d76" officeooo:paragraph-rsid="002e7d76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ef85e" officeooo:paragraph-rsid="002ef85e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ef85e" officeooo:paragraph-rsid="001e0b55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abd8c" officeooo:paragraph-rsid="002abd8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5cd67" officeooo:paragraph-rsid="0028c10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abd8c" officeooo:paragraph-rsid="002abd8c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e7d76" officeooo:paragraph-rsid="002c5c6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ef85e" officeooo:paragraph-rsid="0030002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23db98" fo:background-color="#00a933"/>
    </style:style>
    <style:style style:name="P24" style:family="paragraph" style:parent-style-name="Standard">
      <style:paragraph-properties fo:text-align="justify" style:justify-single-word="false"/>
      <style:text-properties officeooo:rsid="000f9cbc" officeooo:paragraph-rsid="00319287"/>
    </style:style>
    <style:style style:name="T1" style:family="text">
      <style:text-properties officeooo:rsid="000f9cbc"/>
    </style:style>
    <style:style style:name="T2" style:family="text">
      <style:text-properties fo:font-style="italic" officeooo:rsid="000f9cbc" style:font-style-asian="italic" style:font-style-complex="italic"/>
    </style:style>
    <style:style style:name="T3" style:family="text">
      <style:text-properties fo:font-style="italic" officeooo:rsid="0022e283" style:font-style-asian="italic" style:font-style-complex="italic"/>
    </style:style>
    <style:style style:name="T4" style:family="text">
      <style:text-properties fo:font-style="italic" fo:font-weight="normal" officeooo:rsid="0025cd67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00025" style:font-style-asian="italic" style:font-weight-asian="normal" style:font-style-complex="italic" style:font-weight-complex="normal"/>
    </style:style>
    <style:style style:name="T6" style:family="text">
      <style:text-properties officeooo:rsid="00200343"/>
    </style:style>
    <style:style style:name="T7" style:family="text">
      <style:text-properties officeooo:rsid="0022e283"/>
    </style:style>
    <style:style style:name="T8" style:family="text">
      <style:text-properties fo:font-weight="bold" officeooo:rsid="0022e283" style:font-weight-asian="bold" style:font-weight-complex="bold"/>
    </style:style>
    <style:style style:name="T9" style:family="text">
      <style:text-properties fo:font-weight="bold" officeooo:rsid="00253b9f" style:font-weight-asian="bold" style:font-weight-complex="bold"/>
    </style:style>
    <style:style style:name="T10" style:family="text">
      <style:text-properties fo:font-weight="normal" officeooo:rsid="00253b9f" style:font-weight-asian="normal" style:font-weight-complex="normal"/>
    </style:style>
    <style:style style:name="T11" style:family="text">
      <style:text-properties fo:font-weight="normal" officeooo:rsid="0025cd67" style:font-weight-asian="normal" style:font-weight-complex="normal"/>
    </style:style>
    <style:style style:name="T12" style:family="text">
      <style:text-properties fo:font-weight="normal" officeooo:rsid="0026dd1a" style:font-weight-asian="normal" style:font-weight-complex="normal"/>
    </style:style>
    <style:style style:name="T13" style:family="text">
      <style:text-properties fo:font-weight="normal" officeooo:rsid="00286f2a" style:font-weight-asian="normal" style:font-weight-complex="normal"/>
    </style:style>
    <style:style style:name="T14" style:family="text">
      <style:text-properties fo:font-weight="normal" officeooo:rsid="0028c108" style:font-weight-asian="normal" style:font-weight-complex="normal"/>
    </style:style>
    <style:style style:name="T15" style:family="text">
      <style:text-properties fo:font-weight="normal" officeooo:rsid="002abd8c" style:font-weight-asian="normal" style:font-weight-complex="normal"/>
    </style:style>
    <style:style style:name="T16" style:family="text">
      <style:text-properties fo:font-weight="normal" officeooo:rsid="002c5c6b" style:font-weight-asian="normal" style:font-weight-complex="normal"/>
    </style:style>
    <style:style style:name="T17" style:family="text">
      <style:text-properties fo:font-weight="normal" officeooo:rsid="002d2af7" style:font-weight-asian="normal" style:font-weight-complex="normal"/>
    </style:style>
    <style:style style:name="T18" style:family="text">
      <style:text-properties fo:font-weight="normal" officeooo:rsid="002e7d76" style:font-weight-asian="normal" style:font-weight-complex="normal"/>
    </style:style>
    <style:style style:name="T19" style:family="text">
      <style:text-properties fo:font-weight="normal" officeooo:rsid="002ef85e" style:font-weight-asian="normal" style:font-weight-complex="normal"/>
    </style:style>
    <style:style style:name="T20" style:family="text">
      <style:text-properties fo:font-weight="normal" officeooo:rsid="00300025" style:font-weight-asian="normal" style:font-weight-complex="normal"/>
    </style:style>
    <style:style style:name="T21" style:family="text">
      <style:text-properties fo:font-weight="normal" officeooo:rsid="0030c1cf" style:font-weight-asian="normal" style:font-weight-complex="normal"/>
    </style:style>
    <style:style style:name="T22" style:family="text">
      <style:text-properties officeooo:rsid="003192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4">RQ5 – Description</text:p>
      <text:p text:style-name="P13"/>
      <text:p text:style-name="P24">Em uma primeira interpretação, nós podemos observar que as nuvens de palavras para os verdadeiros positivos, Figura 21 (a)-(c), possuem menos concentração de palavras em termos dos valores de TF-IDF, é uma nuvem com valores de TD-IDF mais espalhados. Enquanto, as nuvens dos falsos negativos, são nuvens mais concentradas, com poucas palavras com valores altos de TF-IDF e muitas palavras com faixa de valores, denotados pelas cores, menores. </text:p>
      <text:p text:style-name="P8"/>
      <text:p text:style-name="P8"/>
      <text:p text:style-name="P8"><text:span text:style-name="T22">Em virtude disto, os vetores de features Essas características criaram um vetor de </text:span><text:span text:style-name="T2">features</text:span><text:span text:style-name="T1"> mais esparso, dificultando a classificação dos classificadores. </text:span></text:p>
      <text:p text:style-name="P1"/>
      <text:p text:style-name="P9">Os histogramas apresentados na Figura 22 (a)-(d) <text:span text:style-name="T6">confirmam numericamente o espalhamento e a concentração dos valores de TF-IDF para as nuvens dos verdadeiros positivos e dos falsos negativos.</text:span></text:p>
      <text:p text:style-name="P1"/>
      <text:p text:style-name="P11">Além disto, nós podemos observar a existência de muitas palavras em comuns (precisa de um gráfico???) e muitas palavras relacionadas às linguagens de programação(precisa de uma tabela???). Para efeitos de predição, uma forma de melhorar o desempenho dos preditores seria a remoção até determinado nível das palavras em comuns e, no segundo caso, a remoção de palavras reservadas de uma linguagem de programação(precisa de referência????)<text:tab/></text:p>
      <text:p text:style-name="P9"/>
      <text:p text:style-name="P14">RQ3 – Bug Reporter</text:p>
      <text:p text:style-name="P23"><text:span text:style-name="T7">Os top-10 </text:span><text:span text:style-name="T3">bug reporters</text:span><text:span text:style-name="T7"> foram responsáveis por uma parcela razoável </text:span><text:span text:style-name="T3">bugs</text:span><text:span text:style-name="T7"> nos projetos investigados. Na maioria dos casos a porcentagem de </text:span><text:span text:style-name="T3">bugs</text:span><text:span text:style-name="T7"> reportados por eles superou a marca dos 10\%, como mostrou a Figura 5. Em face disto, a porcentagem de </text:span><text:span text:style-name="T3">long-lived bugs</text:span><text:span text:style-name="T7"> apresentada na Figura 6 torna-se representativa e poderíamos esperar que quanto maior a experiência em redigir um bug reports menor seria a quantidade de </text:span><text:span text:style-name="T3">long-lived bugs</text:span><text:span text:style-name="T7"> já que essa experiência levaria a uma escrita que fornece dados para a equipe de desenvolvimento minimizar a quantidade de </text:span><text:span text:style-name="T3">long-lived bugs</text:span><text:span text:style-name="T7">.</text:span></text:p>
      <text:p text:style-name="P23"/>
      <text:p text:style-name="P2"><text:span text:style-name="T8">RQ3 – A</text:span><text:span text:style-name="T9">ssignee</text:span></text:p>
      <text:p text:style-name="P3"><text:bookmark-start text:name="__DdeLink__227_3920518822"/><text:span text:style-name="T10">M</text:span><text:span text:style-name="T11">ais ainda do que os top-10 </text:span><text:span text:style-name="T4">bug reporters</text:span><text:span text:style-name="T11">, os top-10 </text:span><text:span text:style-name="T4">assignees</text:span><text:span text:style-name="T11"> foram responsáveis pela correção uma parcela considerável dos </text:span><text:span text:style-name="T4">bugs</text:span><text:span text:style-name="T11"> nos projetos investigados. Na </text:span><text:span text:style-name="T12">maioria</text:span><text:span text:style-name="T11"> dos casos a porcentagem de </text:span><text:span text:style-name="T4">bugs</text:span><text:span text:style-name="T11"> corrigidos superou a marca de 20\% </text:span><text:span text:style-name="T13">e no caso mais extremo de 96%</text:span><text:span text:style-name="T11">, como mostrou a Figura 7. Uma fato que podemos observar que projetos com maior quantidade de contribuidores a distribuição de bugs entre os assignees é mais equilibrada, como é o caso do Eclispe(referência ???). ** </text:span><text:span text:style-name="T16">Falar dos bugs reports sem assignees **</text:span></text:p>
      <text:p text:style-name="P19"/>
      <text:p text:style-name="P4"><text:span text:style-name="T11">Do mesmo modo</text:span><text:span text:style-name="T12">, </text:span><text:span text:style-name="T11">a porcentagem </text:span><text:span text:style-name="T13">apresentada na Figura 8 torna-se representativa e p</text:span><text:span text:style-name="T14">ode sugerir</text:span><text:span text:style-name="T13"> </text:span><text:span text:style-name="T14">que naturalmente a disponibilidade ou não contribuidores </text:span><text:span text:style-name="T15">afeta a população de long-lived bugs.</text:span></text:p>
      <text:p text:style-name="P20"><text:bookmark-end text:name="__DdeLink__227_3920518822"/></text:p>
      <text:p text:style-name="P18">RQ3 – Component</text:p>
      <text:p text:style-name="P5"><text:span text:style-name="T16">Assim como ocorreu com os top-10 bug reports and os top-10 assignees, uma parcela bastante considerável de bugs nos projetos investigados estão relacionados aos top-10 </text:span><text:span text:style-name="T17">componentes.</text:span><text:span text:style-name="T16"> Em todos os casos superou a porcentagem de 8</text:span><text:span text:style-name="T17">0</text:span><text:span text:style-name="T16">%, </text:span><text:span text:style-name="T17">como mostrou a Figura 9</text:span><text:span text:style-name="T16">. </text:span><text:span text:style-name="T17">Podemos observar que projetos maiores com mais componentes naturalmente concentração é relativamente do que projetos menores com menos componentes. Com relação </text:span><text:span text:style-name="T18">aos top-10 componentes individualmente, a Figura 10, sugere existem um componente ou conjunto de componentes que cuja possível complexidade <text:s/>aliada a lacuna de desenvolveres possuem uma quantidade maior de long-lived bugs.</text:span></text:p>
      <text:p text:style-name="P21"/>
      <text:p text:style-name="P15"><text:soft-page-break/>RQ3 – Summary</text:p>
      <text:p text:style-name="P6"><text:span text:style-name="T18">Todos os atributos analisados anteriormente são atributos estruturados, já o atributo sumário é um atributo </text:span><text:span text:style-name="T19">textual. A Figura 11(a)-(b) apresenta uma análise preliminar desse atributo utilizando nuvens de palavras com 100 termos cada uma </text:span><text:span text:style-name="T20">gerada a partir do sumário de </text:span><text:span text:style-name="T5">bugs</text:span><text:span text:style-name="T20"> de todos os projetos</text:span><text:span text:style-name="T19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22"/>
      <text:p text:style-name="P17">RQ3 – Description</text:p>
      <text:p text:style-name="P6"><text:span text:style-name="T18">O atributo </text:span><text:span text:style-name="T20">description é outro atributo textual não estruturado </text:span><text:span text:style-name="T18">p</text:span><text:span text:style-name="T20">ode conter além de sentenças descrevendo o problema, trechos de códigos</text:span><text:span text:style-name="T19">. A Figura 11(a)-(b) apresenta uma análise preliminar desse atributo utilizando nuvens de palavras com 100 termos cada uma </text:span><text:span text:style-name="T20">gerada a partir d</text:span><text:span text:style-name="T21">a descrição</text:span><text:span text:style-name="T20"> de </text:span><text:span text:style-name="T5">bugs</text:span><text:span text:style-name="T20"> de todos os projetos</text:span><text:span text:style-name="T19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22"><text:tab/></text:p>
      <text:p text:style-name="P10"/>
      <text:p text:style-name="P16">RQ3 – Severity Level</text:p>
      <text:p text:style-name="P7"><text:span text:style-name="T18">O atributo </text:span><text:span text:style-name="T20">description é outro atributo textual não estruturado </text:span><text:span text:style-name="T18">p</text:span><text:span text:style-name="T20">ode conter além de sentenças descrevendo o problema, trechos de códigos</text:span><text:span text:style-name="T19">. A Figura 11(a)-(b) apresenta uma análise preliminar desse atributo utilizando nuvens de palavras com 100 termos cada uma </text:span><text:span text:style-name="T20">gerada a partir d</text:span><text:span text:style-name="T21">a descrição</text:span><text:span text:style-name="T20"> de </text:span><text:span text:style-name="T5">bugs</text:span><text:span text:style-name="T20"> de todos os projetos</text:span><text:span text:style-name="T19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12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12:01:47.661931115</meta:creation-date>
    <dc:date>2019-12-05T16:56:34.235690174</dc:date>
    <meta:editing-duration>P2DT11M32S</meta:editing-duration>
    <meta:editing-cycles>16</meta:editing-cycles>
    <meta:generator>LibreOffice/6.3.3.2$Linux_X86_64 LibreOffice_project/30$Build-2</meta:generator>
    <meta:document-statistic meta:table-count="0" meta:image-count="0" meta:object-count="0" meta:page-count="2" meta:paragraph-count="20" meta:word-count="760" meta:character-count="5015" meta:non-whitespace-character-count="4248"/>
  </office:meta>
</office:document-meta>
</file>